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9dcd" officeooo:paragraph-rsid="001f9dcd"/>
    </style:style>
    <style:style style:name="P2" style:family="paragraph" style:parent-style-name="Standard">
      <style:text-properties officeooo:rsid="0021674f" officeooo:paragraph-rsid="0021674f"/>
    </style:style>
    <style:style style:name="P3" style:family="paragraph" style:parent-style-name="Standard">
      <style:text-properties officeooo:rsid="001f9dcd" officeooo:paragraph-rsid="00213ffa"/>
    </style:style>
    <style:style style:name="P4" style:family="paragraph" style:parent-style-name="Standard">
      <style:text-properties fo:font-style="normal" officeooo:rsid="00213ffa" officeooo:paragraph-rsid="00213ffa" style:font-style-asian="normal" style:font-style-complex="normal"/>
    </style:style>
    <style:style style:name="P5" style:family="paragraph" style:parent-style-name="Standard">
      <style:text-properties fo:font-style="normal" officeooo:rsid="0021674f" officeooo:paragraph-rsid="0021674f" style:font-style-asian="normal" style:font-style-complex="normal"/>
    </style:style>
    <style:style style:name="P6" style:family="paragraph" style:parent-style-name="Standard">
      <style:text-properties fo:font-style="italic" officeooo:rsid="0021674f" officeooo:paragraph-rsid="0021674f" style:font-style-asian="italic" style:font-style-complex="italic"/>
    </style:style>
    <style:style style:name="P7" style:family="paragraph" style:parent-style-name="Standard">
      <style:text-properties fo:font-style="normal" officeooo:rsid="0021c95f" officeooo:paragraph-rsid="0021674f" style:font-style-asian="normal" style:font-style-complex="normal"/>
    </style:style>
    <style:style style:name="P8" style:family="paragraph" style:parent-style-name="Standard">
      <style:text-properties fo:font-style="normal" officeooo:rsid="00231f74" officeooo:paragraph-rsid="00231f74" style:font-style-asian="normal" style:font-style-complex="normal"/>
    </style:style>
    <style:style style:name="P9" style:family="paragraph" style:parent-style-name="Standard">
      <style:text-properties fo:font-style="normal" officeooo:rsid="00237984" officeooo:paragraph-rsid="00237984" style:font-style-asian="normal" style:font-style-complex="normal"/>
    </style:style>
    <style:style style:name="P10" style:family="paragraph" style:parent-style-name="Standard">
      <style:text-properties fo:font-style="normal" officeooo:rsid="002662e8" officeooo:paragraph-rsid="002662e8" style:font-style-asian="normal" style:font-style-complex="normal"/>
    </style:style>
    <style:style style:name="P11" style:family="paragraph" style:parent-style-name="Standard">
      <style:text-properties fo:font-style="normal" officeooo:rsid="00238eff" officeooo:paragraph-rsid="00238eff" style:font-style-asian="normal" style:font-style-complex="normal"/>
    </style:style>
    <style:style style:name="P12" style:family="paragraph" style:parent-style-name="Standard">
      <style:text-properties fo:font-style="normal" officeooo:rsid="00269453" officeooo:paragraph-rsid="00269453" style:font-style-asian="normal" style:font-style-complex="normal"/>
    </style:style>
    <style:style style:name="P13" style:family="paragraph" style:parent-style-name="Standard">
      <style:text-properties fo:font-style="normal" officeooo:rsid="0028c355" officeooo:paragraph-rsid="0028c355" style:font-style-asian="normal" style:font-style-complex="normal"/>
    </style:style>
    <style:style style:name="P14" style:family="paragraph" style:parent-style-name="Standard">
      <style:text-properties fo:font-style="normal" officeooo:rsid="0027ad64" officeooo:paragraph-rsid="0027ad64" style:font-style-asian="normal" style:font-style-complex="normal"/>
    </style:style>
    <style:style style:name="P15" style:family="paragraph" style:parent-style-name="Standard">
      <style:paragraph-properties style:writing-mode="lr-tb"/>
      <style:text-properties fo:font-style="normal" officeooo:rsid="0028c355" officeooo:paragraph-rsid="0028c355" style:font-style-asian="normal" style:font-style-complex="normal"/>
    </style:style>
    <style:style style:name="P16" style:family="paragraph" style:parent-style-name="Standard">
      <style:paragraph-properties style:writing-mode="lr-tb"/>
      <style:text-properties fo:font-style="normal" officeooo:rsid="002a5e54" officeooo:paragraph-rsid="002a5e54" style:font-style-asian="normal" style:font-style-complex="normal"/>
    </style:style>
    <style:style style:name="P17" style:family="paragraph" style:parent-style-name="Standard">
      <style:paragraph-properties style:writing-mode="lr-tb"/>
      <style:text-properties fo:font-style="normal" officeooo:rsid="002b6f22" officeooo:paragraph-rsid="002b6f22" style:font-style-asian="normal" style:font-style-complex="normal"/>
    </style:style>
    <style:style style:name="T1" style:family="text">
      <style:text-properties officeooo:rsid="0028c355"/>
    </style:style>
    <style:style style:name="T2" style:family="text">
      <style:text-properties officeooo:rsid="00213ffa"/>
    </style:style>
    <style:style style:name="T3" style:family="text">
      <style:text-properties fo:font-style="italic" officeooo:rsid="00213ffa" style:font-style-asian="italic" style:font-style-complex="italic"/>
    </style:style>
    <style:style style:name="T4" style:family="text">
      <style:text-properties fo:font-style="normal" officeooo:rsid="00213ffa" style:font-style-asian="normal" style:font-style-complex="normal"/>
    </style:style>
    <style:style style:name="T5" style:family="text">
      <style:text-properties fo:font-style="italic" style:font-style-asian="italic" style:font-style-complex="italic"/>
    </style:style>
    <style:style style:name="T6" style:family="text">
      <style:text-properties fo:font-style="normal" officeooo:rsid="0021c95f" style:font-style-asian="normal" style:font-style-complex="normal"/>
    </style:style>
    <style:style style:name="T7" style:family="text">
      <style:text-properties officeooo:rsid="0021c95f"/>
    </style:style>
    <style:style style:name="T8" style:family="text">
      <style:text-properties officeooo:rsid="00231f74"/>
    </style:style>
    <style:style style:name="T9" style:family="text">
      <style:text-properties officeooo:rsid="00238eff"/>
    </style:style>
    <style:style style:name="T10" style:family="text">
      <style:text-properties officeooo:rsid="00237984"/>
    </style:style>
    <style:style style:name="T11" style:family="text">
      <style:text-properties officeooo:rsid="002662e8"/>
    </style:style>
    <style:style style:name="T12" style:family="text">
      <style:text-properties fo:font-style="italic" officeooo:rsid="002662e8" style:font-style-asian="italic" style:font-style-complex="italic"/>
    </style:style>
    <style:style style:name="T13" style:family="text">
      <style:text-properties officeooo:rsid="00269453"/>
    </style:style>
    <style:style style:name="T14" style:family="text">
      <style:text-properties fo:font-style="italic" officeooo:rsid="0028c355" style:font-style-asian="italic" style:font-style-complex="italic"/>
    </style:style>
    <style:style style:name="T15" style:family="text">
      <style:text-properties officeooo:rsid="002a87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Green Gold</text:p>
      <text:p text:style-name="P1"/>
      <text:p text:style-name="P2"><text:span text:style-name="T1">1.</text:span>1</text:p>
      <text:p text:style-name="P1"/>
      <text:p text:style-name="P3">“<text:span text:style-name="T2">What do you mean, </text:span><text:span text:style-name="T3">probate</text:span><text:span text:style-name="T4">? The ship is right there, at the wharf.”</text:span></text:p>
      <text:p text:style-name="P4"/>
      <text:p text:style-name="P4">And sure enough it was. A full measure of spermaceti barrels were rolling down the gangplanks, to the jeers and japes of the local militia who’d come out to fete the return of<text:span text:style-name="T5"> The William and Mary</text:span> back from its two year voyage.</text:p>
      <text:p text:style-name="P4"/>
      <text:p text:style-name="P4">“I’m sorry son. The controlling stake in the holding company is in the estate of William Ramses, God bless his gentle soul. General class shareholders will not be paid until the estate clears.”</text:p>
      <text:p text:style-name="P4"/>
      <text:p text:style-name="P4">“How long will that take?” Clay Patterson asked.</text:p>
      <text:p text:style-name="P4"/>
      <text:p text:style-name="P4">“I’m not going to mislead you, son. It could be a couple of years.”</text:p>
      <text:p text:style-name="P4"/>
      <text:p text:style-name="P4">Clay paused. “What did you mean, <text:span text:style-name="T5">general </text:span>shareholders?”</text:p>
      <text:p text:style-name="P4"/>
      <text:p text:style-name="P4">“Well. You’ll have to ask the probate counselors about that, I’m just the clerk. But I understand there are preferred shares for an investor consortium William Ramses was part of. You’ll want to speak to Lenoir, he’s the lawyer for the executor. You’ll find him at 211 North Park Ave.”</text:p>
      <text:p text:style-name="P4"/>
      <text:p text:style-name="P4">Clay found himself out on the wharf again, looking down at the sailors and the townies and their revelry, and sharing none of it. </text:p>
      <text:p text:style-name="P4"/>
      <text:p text:style-name="P4"/>
      <text:p text:style-name="P4"/>
      <text:p text:style-name="P5"><text:span text:style-name="T1">1.</text:span>2</text:p>
      <text:p text:style-name="P5"/>
      <text:p text:style-name="P5">The office of Augustus Lenoir, Esq. Was a two story brick affair on a busy block of downtown Manhattan.</text:p>
      <text:p text:style-name="P5"/>
      <text:p text:style-name="P5">After being nearly turned away by the front desk, he fudged that he had an urgent financial matter that Mr. Lenoir needed to learn of at once. The middle aged bespeckled man led Clay past the busy room of desks to a wood paneled office in the back. Lenoir was reading over some papers as Clay entered.</text:p>
      <text:p text:style-name="P5"/>
      <text:p text:style-name="P5">Hello, sir, are you familiar with the whaler “<text:span text:style-name="T5">William and Mary”? </text:span><text:s/>Part of the Rameses estate, I am told.</text:p>
      <text:p text:style-name="P5"/>
      <text:p text:style-name="P5">Lenoir sat back. “Ramses… yes, let’s see.”</text:p>
      <text:p text:style-name="P5"/>
      <text:p text:style-name="P5">He pulled out a brown portfolio from a box in a corner.</text:p>
      <text:p text:style-name="P6"/>
      <text:p text:style-name="P6">“<text:span text:style-name="T6">Yes, </text:span><text:span text:style-name="T7">William and Mary. </text:span><text:span text:style-name="T6">Ramses represented the holding company. Has it returned?”</text:span></text:p>
      <text:p text:style-name="P7"/>
      <text:p text:style-name="P7">“It has. I am a shareholder, and I would like to be paid out for my investment.”</text:p>
      <text:p text:style-name="P7"/>
      <text:p text:style-name="P7">“I see. And let me guess, you are a general shareholder.”</text:p>
      <text:p text:style-name="P7"/>
      <text:p text:style-name="P7">“I only just heard that term today. I put up good money, and it’s come in.”</text:p>
      <text:p text:style-name="P7"><text:soft-page-break/>“Yes, I understand.”</text:p>
      <text:p text:style-name="P7"/>
      <text:p text:style-name="P7">“How do I get that then?” He became aware he had run out of steam.</text:p>
      <text:p text:style-name="P7"/>
      <text:p text:style-name="P7">“Ah. Well the holding company’s estate has gone to probate court, and general shareholders will be downstream of that process.”</text:p>
      <text:p text:style-name="P7"/>
      <text:p text:style-name="P7">“I’m told that could take years. I’m told some investors do not have to wait.”</text:p>
      <text:p text:style-name="P7"/>
      <text:p text:style-name="P7">“Ah. You heard correctly, but perhaps not the whole story.”</text:p>
      <text:p text:style-name="P7"/>
      <text:p text:style-name="P7">“It is common with these speculative offerings to have priority shares and general shares, and in various circumstances it may make no difference at all, and in other circumstances it can make all the difference. This situation seems to be something in between.”</text:p>
      <text:p text:style-name="P7"/>
      <text:p text:style-name="P7">“There is a society that William Ramses was deeply involved with, the Hudson Lodge. It began <text:span text:style-name="T8">before the revolution as a gentleman’s </text:span>hunting club, and then became a bit of a social club, and is now a little of both and an investment circle as well. The company that owns the <text:span text:style-name="T5">William and Mary </text:span>was formed through this investment circle.”</text:p>
      <text:p text:style-name="P7"/>
      <text:p text:style-name="P7">“<text:span text:style-name="T8">Oh, it’s an upper crust thing.”</text:span></text:p>
      <text:p text:style-name="P7"/>
      <text:p text:style-name="P7">“<text:span text:style-name="T8">Not exactly, actually. The Hudson Lodge was founded by Huguenot refugees on a peculiar set of principles. They do not accept members based on civic or church ties, but on natural ability.”</text:span></text:p>
      <text:p text:style-name="P7"/>
      <text:p text:style-name="P7">“<text:span text:style-name="T8">Yeah sure, college men.”</text:span></text:p>
      <text:p text:style-name="P7"/>
      <text:p text:style-name="P7">“<text:span text:style-name="T8">Also not quite. Perhaps you should speak more with them about this. Because I can say…” He paused for a moment and looked directly at Clay for what seemed like the first time, “if you were to be accepted as a member of the Lodge, your common shares could be promoted to preferred shares, and your payout would follow.”</text:span></text:p>
      <text:p text:style-name="P7"/>
      <text:p text:style-name="P7"/>
      <text:p text:style-name="P8"><text:span text:style-name="T1">1.</text:span>3</text:p>
      <text:p text:style-name="P8"/>
      <text:p text:style-name="P8">It was easier to get an audience at the Hudson Lodge with the referral of Lenoir at his fingertips. A large, imposing but also <text:span text:style-name="T9">somehow</text:span> nondescript building with a simple desk in a small room up front. Clay was surprised when he was led down a stone staircase instead of into the drawing room he could see behind. Black from candle soot, the stairs led down into the cooler air below, and it opened out into a large lounge, broken periodically with stone pillars holding up the underground room. Leather couches and heavy rugs filled the space, and Clay sat awkwardly waiting for his host. <text:span text:style-name="T10">He heard the sound of laughter and shuffling feet coming from upstairs above him.</text:span></text:p>
      <text:p text:style-name="P8"/>
      <text:p text:style-name="P9">Soon enough, a round faced man with red cheeks and a jovial expression entered the room.</text:p>
      <text:p text:style-name="P9"/>
      <text:p text:style-name="P9">“Hello, hello! I am Bertra<text:span text:style-name="T9">m</text:span>. So Lenoir believes you are a man of substance. Well, let’s have a look at you. Ah. Ah.”</text:p>
      <text:p text:style-name="P9"/>
      <text:p text:style-name="P9">Clay stood awkwardly <text:span text:style-name="T9">while the cherubic man surveyed him.</text:span></text:p>
      <text:p text:style-name="P9"/>
      <text:p text:style-name="P9"><text:soft-page-break/>“<text:span text:style-name="T9">Hm, yes. I am not sure how much Lenoir told you, but we are an old society founded on the principle of men of impeccable moral character and ability. Some famous names come to us, others come to seek their fame. All must pass a test of mettle.”</text:span></text:p>
      <text:p text:style-name="P9"/>
      <text:p text:style-name="P9">“<text:span text:style-name="T9">Mettle, sir?”</text:span></text:p>
      <text:p text:style-name="P9"/>
      <text:p text:style-name="P9">“<text:span text:style-name="T9">Yes, son. And they are not simple tests, they demand ardor and perseverance and moral purity.” Something in the air seemed to shift, and Bertram’s head was aglow in a golden light.</text:span></text:p>
      <text:p text:style-name="P9"/>
      <text:p text:style-name="P8">“<text:span text:style-name="T9">Are you interested to take our test?”</text:span></text:p>
      <text:p text:style-name="P10"/>
      <text:p text:style-name="P10">The sounds of the party above grew louder. There was a hubbub that sounded too large for the room above, like a busy train station. <text:s/></text:p>
      <text:p text:style-name="P8"/>
      <text:p text:style-name="P8">“<text:span text:style-name="T9">Well I don’t know. What is it?”</text:span></text:p>
      <text:p text:style-name="P8"/>
      <text:p text:style-name="P8">“<text:span text:style-name="T9">Fair enough. Our task for you is simple: return with eight ounces of pure gold, but not just any gold, it must be gold from California, and not dust either. Nuggets, each one-half ounce or more. You may not purchase this prize with money.”</text:span></text:p>
      <text:p text:style-name="P8"/>
      <text:p text:style-name="P8">“<text:span text:style-name="T9">You want me to go to California and come back here? Eight ounces of gold is half my whaling investment!”</text:span></text:p>
      <text:p text:style-name="P8"/>
      <text:p text:style-name="P7">“<text:span text:style-name="T9">Oh, you can keep the gold once we test it. Give it the old bite for quality, you know. And then you’re in. We have many investments, and the fraternity of champions. </text:span><text:span text:style-name="T11">And your priority shares on the </text:span><text:span text:style-name="T12">William and Mary, </text:span><text:span text:style-name="T11">of course.</text:span><text:span text:style-name="T9">”</text:span></text:p>
      <text:p text:style-name="P7"/>
      <text:p text:style-name="P11">Clay paused.</text:p>
      <text:p text:style-name="P11"/>
      <text:p text:style-name="P11">“You do not have to decide today. You do not have to decide at all. If we see you again with a pouch of California gold, we will welcome you as a brother, at whatever time hence.”</text:p>
      <text:p text:style-name="P11"/>
      <text:p text:style-name="P11">And with that the halo seemed to fade, and before he was aware of it, Clay was back on the street. He looked back at the door, but somehow <text:span text:style-name="T11">it was plainer than it had seemed, and he saw the light had gone out.</text:span></text:p>
      <text:p text:style-name="P11"/>
      <text:p text:style-name="P11"/>
      <text:p text:style-name="P10"><text:span text:style-name="T1">1.</text:span>4</text:p>
      <text:p text:style-name="P10"/>
      <text:p text:style-name="P10">He went to call on Mari<text:span text:style-name="T13">a</text:span>n, who lived a few streets up near the park. Mari<text:span text:style-name="T13">a</text:span>n Baxter was the little sister of Jon Baxter, Clay’s friend from working the docks as teenagers. Now his sister was <text:span text:style-name="T13">six</text:span>teen and beautiful, and she and Clay got along <text:span text:style-name="T13">as well as he and Jon ever did. </text:span></text:p>
      <text:p text:style-name="P10"/>
      <text:p text:style-name="P10">“Oh Clay, this sounds like a wonderful opportunity.”</text:p>
      <text:p text:style-name="P10"/>
      <text:p text:style-name="P10">“<text:span text:style-name="T13">I could be gone a year or more!”</text:span></text:p>
      <text:p text:style-name="P10"/>
      <text:p text:style-name="P10">“<text:span text:style-name="T13">Yes, that is true.”</text:span></text:p>
      <text:p text:style-name="P10"/>
      <text:p text:style-name="P12">The question hung in the air, and neither addressed it.</text:p>
      <text:p text:style-name="P12"/>
      <text:p text:style-name="P12">“How would you get there?”</text:p>
      <text:p text:style-name="P12"><text:soft-page-break/>“There are clippers leaving weekly now. The trip takes about <text:span text:style-name="T1">four months</text:span> at sea, but is regular as anything. They say San Francisco is a sight, and there’s plenty of gold just laying on the ground. I might be able to clear my test and catch the same clipper before it has a chance to turn around.”</text:p>
      <text:p text:style-name="P12"/>
      <text:p text:style-name="P12">Marian laughed, and that seemed to settle it.</text:p>
      <text:p text:style-name="P12"/>
      <text:p text:style-name="P13">1.5</text:p>
      <text:p text:style-name="P13"/>
      <text:p text:style-name="P14">Clay spent the next week getting his affairs in order. It didn’t take too much, <text:span text:style-name="T1">his room was rented weekly and his possessions fit in a case. He booked passage on the </text:span><text:span text:style-name="T14">Angel Gabriel </text:span><text:span text:style-name="T1">with most of his remaining money, making a note that he’d need a bit extra from the gold fields to secure passage home, but feeling pretty confident.</text:span></text:p>
      <text:p text:style-name="P14"/>
      <text:p text:style-name="P13">They set sail on a November morning, making their way between the merchant ships and military cutters and out past the sea break into the foggy ocean. </text:p>
      <text:p text:style-name="P14"/>
      <text:p text:style-name="P14"/>
      <text:p text:style-name="P13">II</text:p>
      <text:p text:style-name="P13"/>
      <text:p text:style-name="P13"/>
      <text:p text:style-name="P13">2.1</text:p>
      <text:p text:style-name="P13">Clay had a private room, but it was cramped and windowless so he preferred to spend his days above decks. He liked to scan the horizon for fish and sails, and would cry out to his fellow passengers when he spotted something.</text:p>
      <text:p text:style-name="P13"/>
      <text:p text:style-name="P15">The days dragged on and got hotter.</text:p>
      <text:p text:style-name="P15"/>
      <text:p text:style-name="P15">He got to know another passenger, Larkin. They played pinochle together in the salon in the evenings. Clay won some, and then he lost some, and then he lost more, and then he was dangerously low on funds, and he stopped playing.</text:p>
      <text:p text:style-name="P15"/>
      <text:p text:style-name="P15">The journey was long and there was not much to do, so he sat in the salon anyway, while some of the other men played and still others smoked cigars and talked. Larkin liked to gamble, but kept himself on a leash – he trusted Clay to hold his reserve funds in a leather billfold while he played.</text:p>
      <text:p text:style-name="P15"/>
      <text:p text:style-name="P15">One evening Larkin was doing well, when he got up from the table to get some air. They were passing the coast of Argentina and the seas had gotten a bit rougher, but nothing compared to what they’d been told to expect around Cape Horn. Suddenly a woman’s shriek roused the men in the salon.</text:p>
      <text:p text:style-name="P15"/>
      <text:p text:style-name="P15">“Man overboard!”</text:p>
      <text:p text:style-name="P15"/>
      <text:p text:style-name="P15">They ran to the railing and peered into the darkness, but there was nothing, just rolling waves and foam and darkness. Larkin was gone. In his coat, Clay became aware that his billfold was still there.</text:p>
      <text:p text:style-name="P15"/>
      <text:p text:style-name="P15">2.2</text:p>
      <text:p text:style-name="P15"/>
      <text:p text:style-name="P15">Clay had developed a seasickness on the back half of the trip, which was peculiar, but he found it quite debilitating. He sat on deck whenever he could, and toward the aft of the ship, in the shade of the first class balconies.</text:p>
      <text:p text:style-name="P15"/>
      <text:p text:style-name="P15"><text:soft-page-break/>San Francisco came into view all at once as they entered the bay, squat buildings bristling from hills behind the wharf.</text:p>
      <text:p text:style-name="P15"/>
      <text:p text:style-name="P16">At the provisioner he slowly pulled out the billfold and passed across a ten dollar bill for his gear. One set of overalls, one pan, one pick, two wooden boxes, a canvas awning, a sturdy pair of boots. The shopkeeper took his money and turned to the next man in line behind him purchasing the same set of gear.</text:p>
      <text:p text:style-name="P16"/>
      <text:p text:style-name="P16">He purchased a claim from the agent, then set off with the mule train the next morning, upriver.</text:p>
      <text:p text:style-name="P16"/>
      <text:p text:style-name="P16">2.3</text:p>
      <text:p text:style-name="P16"/>
      <text:p text:style-name="P16">The miner’s camp was a clearing and a series of tents, hodgepodge along the ridge. His claim was another mile upriver. The freighter helped unload his stuff and he studied the tents around him to see how to string his canvas up to make a sleeping area. He slept a deep dreamless sleep.</text:p>
      <text:p text:style-name="P16"/>
      <text:p text:style-name="P16">2.4</text:p>
      <text:p text:style-name="P16"/>
      <text:p text:style-name="P16">The next morning he could barely contain his excitement. That evening his back hurt him sorely, and he had a little sparkling dust mixed with dirt that his new friend Clyde helped him separate.</text:p>
      <text:p text:style-name="P16"/>
      <text:p text:style-name="P16">2.5</text:p>
      <text:p text:style-name="P16"/>
      <text:p text:style-name="P16">Clay was getting the hang of this. A nugget! He couldn’t believe it. He slept that night clutching it.</text:p>
      <text:p text:style-name="P16"/>
      <text:p text:style-name="P16">2.6</text:p>
      <text:p text:style-name="P16"/>
      <text:p text:style-name="P16">More than halfway to his goal now. He and Clyde sit up on a hillside talking about the future. Clyde’s a good man with a wife back home in Kentucky that he left pregnant to seek his fortune. He plans to go back come fall with whatever he’s able to accumulate.</text:p>
      <text:p text:style-name="P16"/>
      <text:p text:style-name="P16">2.7</text:p>
      <text:p text:style-name="P16">It’s been several days since Clay found so much as a fleck. There are a lot more men here now. The camp is overflowing, and a stomach illness is going around. Clay is out of commission for a couple of days and when he returns to his place there are eight men there now. He doesn’t say anything, but knows it is time to move on.</text:p>
      <text:p text:style-name="P16"/>
      <text:p text:style-name="P16">2.8</text:p>
      <text:p text:style-name="P16">Clay trades in all his gear for a horse. <text:span text:style-name="T15">He cannot do the clipper again, and so he decides to head overland across the trail to get back east. He only has ¾ of what he needs but he’ll figure out a way to make up the difference on the road.</text:span></text:p>
      <text:p text:style-name="P16"/>
      <text:p text:style-name="P16"/>
      <text:p text:style-name="P17">III</text:p>
      <text:p text:style-name="P17"/>
      <text:p text:style-name="P17"/>
      <text:p text:style-name="P17"/>
      <text:p text:style-name="P17">3.4</text:p>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56:43.458355469</meta:creation-date>
    <dc:date>2026-05-06T09:25:01.360803753</dc:date>
    <meta:editing-duration>PT19H24M38S</meta:editing-duration>
    <meta:editing-cycles>11</meta:editing-cycles>
    <meta:generator>LibreOffice/25.8.6.2$Linux_X86_64 LibreOffice_project/a46b460d1686bb49c718d2ef5f88b83ff2dc4981</meta:generator>
    <meta:document-statistic meta:table-count="0" meta:image-count="0" meta:object-count="0" meta:page-count="5" meta:paragraph-count="88" meta:word-count="2024" meta:character-count="10815" meta:non-whitespace-character-count="8872"/>
  </office:meta>
</office:document-meta>
</file>